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5.51cm" style:rel-column-width="21242*"/>
    </style:style>
    <style:style style:name="Tableau1.C" style:family="table-column">
      <style:table-column-properties style:column-width="2.91cm" style:rel-column-width="11219*"/>
    </style:style>
    <style:style style:name="Tableau1.D" style:family="table-column">
      <style:table-column-properties style:column-width="5.592cm" style:rel-column-width="21556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SO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SO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SO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</text:span><text:span text:style-name="T1">textFieldToHtml</text:span><text:span text:style-name="T1">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</text:span><text:span text:style-name="T1">textFieldToHtml</text:span><text:span text:style-name="T1">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7-31T13:25:47</dc:date>
    <dc:creator>André NUYENS</dc:creator>
    <meta:editing-duration>PT6H35M37S</meta:editing-duration>
    <meta:editing-cycles>41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7" meta:character-count="582" meta:non-whitespace-character-count="565"/>
  </office:meta>
</office:document-meta>
</file>